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44c49" officeooo:paragraph-rsid="00144c49"/>
    </style:style>
    <style:style style:name="P2" style:family="paragraph" style:parent-style-name="Standard">
      <style:text-properties style:text-underline-style="none" officeooo:rsid="00144c49" officeooo:paragraph-rsid="001b36e6"/>
    </style:style>
    <style:style style:name="P3" style:family="paragraph" style:parent-style-name="Standard">
      <style:text-properties style:text-underline-style="none" officeooo:rsid="00162745" officeooo:paragraph-rsid="00144c49"/>
    </style:style>
    <style:style style:name="P4" style:family="paragraph" style:parent-style-name="Standard">
      <style:text-properties style:text-underline-style="none" officeooo:rsid="00162745" officeooo:paragraph-rsid="001b36e6"/>
    </style:style>
    <style:style style:name="P5" style:family="paragraph" style:parent-style-name="Standard">
      <style:text-properties style:text-underline-style="none" officeooo:rsid="001921a5" officeooo:paragraph-rsid="001921a5"/>
    </style:style>
    <style:style style:name="P6" style:family="paragraph" style:parent-style-name="Standard">
      <style:text-properties style:text-underline-style="none" officeooo:rsid="0019fac6" officeooo:paragraph-rsid="001b36e6"/>
    </style:style>
    <style:style style:name="P7" style:family="paragraph" style:parent-style-name="Standard">
      <style:text-properties style:text-underline-style="none" officeooo:rsid="001b36e6" officeooo:paragraph-rsid="001b36e6"/>
    </style:style>
    <style:style style:name="P8" style:family="paragraph" style:parent-style-name="Standard">
      <style:text-properties style:text-underline-style="none" fo:font-weight="bold" officeooo:rsid="001b36e6" officeooo:paragraph-rsid="001b36e6" style:font-weight-asian="bold" style:font-weight-complex="bold"/>
    </style:style>
    <style:style style:name="P9" style:family="paragraph" style:parent-style-name="Standard">
      <style:text-properties style:text-underline-style="none" officeooo:rsid="001c4c42" officeooo:paragraph-rsid="001c4c42"/>
    </style:style>
    <style:style style:name="P10" style:family="paragraph" style:parent-style-name="Standard">
      <style:text-properties style:text-underline-style="none" officeooo:rsid="001da2e6" officeooo:paragraph-rsid="001da2e6"/>
    </style:style>
    <style:style style:name="P11" style:family="paragraph" style:parent-style-name="Standard">
      <style:paragraph-properties>
        <style:tab-stops>
          <style:tab-stop style:position="10.49cm"/>
        </style:tab-stops>
      </style:paragraph-properties>
      <style:text-properties style:text-underline-style="none" officeooo:rsid="001da2e6" officeooo:paragraph-rsid="001da2e6"/>
    </style:style>
    <style:style style:name="P12" style:family="paragraph" style:parent-style-name="Standard">
      <style:text-properties style:text-underline-style="none" officeooo:rsid="00203c5d" officeooo:paragraph-rsid="00203c5d"/>
    </style:style>
    <style:style style:name="T1" style:family="text">
      <style:text-properties officeooo:rsid="00162745"/>
    </style:style>
    <style:style style:name="T2" style:family="text">
      <style:text-properties officeooo:rsid="0017370a"/>
    </style:style>
    <style:style style:name="T3" style:family="text">
      <style:text-properties officeooo:rsid="0019fac6"/>
    </style:style>
    <style:style style:name="T4" style:family="text">
      <style:text-properties officeooo:rsid="001b36e6"/>
    </style:style>
    <style:style style:name="T5" style:family="text">
      <style:text-properties fo:font-weight="bold" style:font-weight-asian="bold" style:font-weight-complex="bold"/>
    </style:style>
    <style:style style:name="T6" style:family="text">
      <style:text-properties officeooo:rsid="001f14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tial augmented reality raskar1998</text:p>
      <text:p text:style-name="P1"/>
      <text:p text:style-name="P2"><text:span text:style-name="T5">Trabajos relacionados:</text:span> </text:p>
      <text:p text:style-name="P2">Luminous room, office of the future, cave<text:span text:style-name="T2">(spatially inmersive display)</text:span></text:p>
      <text:p text:style-name="P4">Mencionan que en su trabajo “The Office of the Future” <text:span text:style-name="T2">exploran el uso de superficies irregulares enfocado a la tecnología de spatially inmersive displays, donde encuentran el problema de proyectar imagenes 2D en una geometría 3d física.</text:span></text:p>
      <text:p text:style-name="P4"/>
      <text:p text:style-name="P7"><text:span text:style-name="T5">Enfoque</text:span>:</text:p>
      <text:p text:style-name="P1"><text:span text:style-name="T4">E</text:span>l propósito de este paper, se basa principalmente en <text:span text:style-name="T1">tecnologías del</text:span> seguimiento de la cabeza de la persona para proyectar objetos virtuales directamente en nuestro entorno, tomando en cuenta la irregularidad de las formas reales de los objetos en donde se mostraran estas imagenes virtuales. </text:p>
      <text:p text:style-name="P3"/>
      <text:p text:style-name="P8">Diferencias con otras tecnologías</text:p>
      <text:p text:style-name="P5">A diferencia de la AR, la SAR, tiene la ventana de que los objetos reales puedan ocluir los objetos virtuales. Tomando su propio ejemplo, al acercar nuestra manos en frente de nosotros, <text:span text:style-name="T3">ocluiremos el objeto virtual dando la ilusión de que el objeto virtual realmente existe en nuestro entorno (esto en la AR, no ocurre)</text:span></text:p>
      <text:p text:style-name="P5"/>
      <text:p text:style-name="P8">Aplicaciones</text:p>
      <text:p text:style-name="P6">En cuanto a las aplicaciones utilizando este tipo de tecnología, nos encontramos que en el diseño de arquitecturas, puede beneficiar <text:span text:style-name="T4">modificar visualmente de </text:span>un entorno físico <text:span text:style-name="T4">real </text:span>de modelos arquitectonicos <text:span text:style-name="T4">de sobremesa. De igual forma, los ingenieros en la industría automotríz, en el diseño de prototipos, podrían “pintar” varios diseños, o añadir objetos virtuales a maquetas, donde podría facilitar la toma de decisiones. </text:span></text:p>
      <text:p text:style-name="P7">Se podría utilizar para entrenamiento en el desarrollo de <text:s/>productos o reparaciones: sistema donde indique las instrucciones directamente en el producto o entorno, para facilitar su uso, y se pueda entender de una forma mas facil.</text:p>
      <text:p text:style-name="P9">En la medicina, los doctores podrías utilizar SAR donde conjuntamente puedan visualizar y discutir información virtual directamente en el paciente o maniquí.</text:p>
      <text:p text:style-name="P9"/>
      <text:p text:style-name="P10">Hablan de trabajos relacionados con el uso de objetos virtuales integrados en entornos reales en sistemas de realidad aumentada, utilizando HMD’s..</text:p>
      <text:p text:style-name="P10">Sistemas que integran imagenes artificiales en escenarios reales para usuarios estáticos, Dorsey1991 en (Design simulation of opera lighting and projection effects), en donde imagenes pre-distorsionadas aparecen correctamente cuando son proyectadas en el fondo curvo del teatro. (leer)</text:p>
      <text:p text:style-name="P11">Luminous <text:span text:style-name="T6">room (A view from the luminous room) es un tipo de realidad espacial inmersiva integrada parcialmente en el entorno. Proyecta y genera imagenes 2D en superficies planas para mejorar el entorno del usuario.</text:span></text:p>
      <text:p text:style-name="P10"/>
      <text:p text:style-name="P12">La exibición de Hologlob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8:23:04.556604033</meta:creation-date>
    <dc:date>2017-05-17T10:08:40.698492523</dc:date>
    <meta:editing-duration>P1DT32M39S</meta:editing-duration>
    <meta:editing-cycles>5</meta:editing-cycles>
    <meta:generator>LibreOffice/5.1.6.2$Linux_X86_64 LibreOffice_project/10m0$Build-2</meta:generator>
    <meta:print-date>2017-05-17T10:07:52.639831138</meta:print-date>
    <meta:document-statistic meta:table-count="0" meta:image-count="0" meta:object-count="0" meta:page-count="1" meta:paragraph-count="16" meta:word-count="375" meta:character-count="2517" meta:non-whitespace-character-count="2154"/>
  </office:meta>
</office:document-meta>
</file>